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75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" style:data-style-name="N20000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0000">
      <style:text-properties fo:font-weight="bold" style:font-weight-asian="bold" style:font-weight-complex="bold"/>
    </style:style>
    <style:style style:name="ce4" style:family="table-cell" style:parent-style-name="Default" style:data-style-name="N20000">
      <style:table-cell-properties fo:background-color="transparent"/>
    </style:style>
    <style:style style:name="ce5" style:family="table-cell" style:parent-style-name="Default" style:data-style-name="N2000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fo:background-color="transparent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0000">
      <style:table-cell-properties fo:background-color="#00ff00"/>
      <style:text-properties fo:font-weight="bold" style:font-weight-asian="bold" style:font-weight-complex="bold"/>
    </style:style>
    <style:style style:name="ce8" style:family="table-cell" style:parent-style-name="Default" style:data-style-name="N20000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0000">
      <style:table-cell-properties fo:background-color="transparent"/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Tabelle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>
            <text:p>I used this file when i computed the assertions in <text:span text:style-name="T1">SplitWeightTareAdjustPropagationTest.java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table:number-columns-spanned="3" table:number-rows-spanned="1">
            <text:p>testJoinWeightTransfer_1TU_AtOnce</text:p>
          </table:table-cell>
          <table:covered-table-cell table:number-columns-repeated="2" table:style-name="ce7"/>
          <table:table-cell table:style-name="ce7" table:number-columns-repeated="1021"/>
        </table:table-row>
        <table:table-row table:style-name="ro3">
          <table:table-cell table:style-name="ce3" office:value-type="string">
            <text:p>initital</text:p>
          </table:table-cell>
          <table:table-cell table:number-columns-repeated="4"/>
          <table:table-cell table:style-name="ce8"/>
          <table:table-cell table:number-columns-repeated="1018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6]-[.B6]-[.C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6]/[.E6]" office:value-type="float" office:value="0.0588235294117647">
            <text:p>0.0588235294</text:p>
          </table:table-cell>
          <table:table-cell table:formula="of:=[.D6]*[.G6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6]+[.I6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7]-[.B7]-[.C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7]/[.E7]" office:value-type="float" office:value="0.941176470588235">
            <text:p>0.9411764706</text:p>
          </table:table-cell>
          <table:table-cell table:formula="of:=[.D7]*[.G7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7]+[.I7]" office:value-type="float" office:value="70.1176470588235">
            <text:p>70.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plit off 2x10kg</text:p>
          </table:table-cell>
          <table:table-cell table:number-columns-repeated="1023"/>
        </table:table-row>
        <table:table-row table:style-name="ro3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 after</text:p>
          </table:table-cell>
          <table:table-cell table:number-columns-repeated="102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11]/[.B11]*[.A11]" office:value-type="float" office:value="50.4705882352941">
            <text:p>50.4705882353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12]/[.B12]*[.A12]" office:value-type="float" office:value="15.5294117647059">
            <text:p>15.5294117647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6]+[.C16]+[.D16]+[.I18]" office:value-type="float" office:value="82.4705882352941">
            <text:p>82.470588235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6]/[.E16]" office:value-type="float" office:value="0.0769230769230769">
            <text:p>0.0769230769</text:p>
          </table:table-cell>
          <table:table-cell table:formula="of:=[.D16]*[.G16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6]+[.I16]" office:value-type="float" office:value="4.88235294117647">
            <text:p>4.8823529412</text:p>
          </table:table-cell>
          <table:table-cell table:number-columns-repeated="1014"/>
        </table:table-row>
        <table:table-row table:style-name="ro2">
          <table:table-cell table:formula="of:=[.B17]+[.C17]+[.D17]+[.I18]" office:value-type="float" office:value="82.4705882352941">
            <text:p>82.470588235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1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7]/[.E17]" office:value-type="float" office:value="0.923076923076923">
            <text:p>0.9230769231</text:p>
          </table:table-cell>
          <table:table-cell table:formula="of:=[.D17]*[.G17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17]+[.I17]" office:value-type="float" office:value="52.5882352941177">
            <text:p>52.5882352941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16:.I17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style-name="ce3" office:value-type="string">
            <text:p>join back 1x10kg</text:p>
          </table:table-cell>
          <table:table-cell table:number-columns-repeated="1023"/>
        </table:table-row>
        <table:table-row table:style-name="ro3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22]+[.C22]+[.D22]+[.I25]" office:value-type="float" office:value="90.2352941176471">
            <text:p>90.235294117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H25]" office:value-type="float" office:value="58.2352941176471">
            <text:p>58.2352941176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[.F22]/[.E22]" office:value-type="float" office:value="0.133333333333333">
            <text:p>0.1333333333</text:p>
          </table:table-cell>
          <table:table-cell table:formula="of:=[.D12]/2" office:value-type="float" office:value="7.76470588235294">
            <text:p>7.7647058824</text:p>
          </table:table-cell>
          <table:table-cell office:value-type="float" office:value="1">
            <text:p>1</text:p>
          </table:table-cell>
          <table:table-cell table:formula="of:=[.H22]+[.I22]" office:value-type="float" office:value="8.76470588235294">
            <text:p>8.764705882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75">
            <text:p>75</text:p>
          </table:table-cell>
          <table:table-cell table:number-columns-repeated="1019"/>
        </table:table-row>
        <table:table-row table:style-name="ro2">
          <table:table-cell table:formula="of:=[.B24]+[.C24]+[.D24]+[.I25]" office:value-type="float" office:value="90.2352941176471">
            <text:p>90.235294117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H25]" office:value-type="float" office:value="58.2352941176471">
            <text:p>58.2352941176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formula="of:=[.F24]/[.E24]" office:value-type="float" office:value="0.933333333333333">
            <text:p>0.9333333333</text:p>
          </table:table-cell>
          <table:table-cell table:formula="of:=[.D11]" office:value-type="float" office:value="50.4705882352941">
            <text:p>50.4705882353</text:p>
          </table:table-cell>
          <table:table-cell office:value-type="float" office:value="6">
            <text:p>6</text:p>
          </table:table-cell>
          <table:table-cell table:formula="of:=[.H24]+[.I24]" office:value-type="float" office:value="56.4705882352941">
            <text:p>56.4705882353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formula="of:=SUM([.H22:.H24])" office:value-type="float" office:value="58.2352941176471">
            <text:p>58.2352941176</text:p>
          </table:table-cell>
          <table:table-cell table:formula="of:=SUM([.I22:.I24])" office:value-type="float" office:value="7">
            <text:p>7</text:p>
          </table:table-cell>
          <table:table-cell table:formula="of:=SUM([.J24:.J24])" office:value-type="float" office:value="56.4705882352941">
            <text:p>56.4705882353</text:p>
          </table:table-cell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5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4"/>
          <table:table-cell table:style-name="ce9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2">
          <table:table-cell table:style-name="ce4" table:number-columns-repeated="3"/>
          <table:table-cell table:style-name="ce5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4"/>
          <table:table-cell table:style-name="ce9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3"/>
          <table:table-cell table:style-name="ce5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4"/>
          <table:table-cell table:style-name="ce9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3"/>
          <table:table-cell table:style-name="ce5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5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4"/>
          <table:table-cell table:style-name="ce9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4"/>
          <table:table-cell table:style-name="ce9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3"/>
          <table:table-cell table:style-name="ce5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4"/>
          <table:table-cell table:style-name="ce9"/>
          <table:table-cell table:style-name="ce4" table:number-columns-repeated="4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3">
          <table:table-cell table:style-name="ce4" table:number-columns-repeated="3"/>
          <table:table-cell table:style-name="ce5"/>
          <table:table-cell table:style-name="ce4" table:number-columns-repeated="6"/>
          <table:table-cell table:number-columns-repeated="1014"/>
        </table:table-row>
        <table:table-row table:style-name="ro2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5"/>
          <table:table-cell table:style-name="ce4" table:number-columns-repeated="9"/>
          <table:table-cell table:number-columns-repeated="1014"/>
        </table:table-row>
        <table:table-row table:style-name="ro2" table:number-rows-repeated="4">
          <table:table-cell table:style-name="ce4" table:number-columns-repeated="10"/>
          <table:table-cell table:number-columns-repeated="1014"/>
        </table:table-row>
        <table:table-row table:style-name="ro2">
          <table:table-cell table:style-name="ce6"/>
          <table:table-cell table:style-name="ce4" table:number-columns-repeated="9"/>
          <table:table-cell table:number-columns-repeated="1014"/>
        </table:table-row>
        <table:table-row table:style-name="ro2">
          <table:table-cell table:style-name="ce3"/>
          <table:table-cell table:number-columns-repeated="4"/>
          <table:table-cell table:style-name="ce8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3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.01.2017</text:date>, <text:time>12:35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7:07:49.45</meta:creation-date>
    <dc:date>2017-01-26T12:35:22.16</dc:date>
    <meta:editing-duration>P1DT6H54M15S</meta:editing-duration>
    <meta:editing-cycles>4</meta:editing-cycles>
    <meta:generator>OpenOffice.org/3.4.1$Win32 OpenOffice.org_project/341m1$Build-9593</meta:generator>
    <meta:document-statistic meta:table-count="3" meta:cell-count="116" meta:object-count="0"/>
  </office:meta>
</office:document-meta>
</file>